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hysical Properties for Hook_Arm_Dynamic_v0.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neral Propertie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aterial:</text:p>
          </table:table-cell>
          <table:table-cell office:value-type="string" table:style-name="ce1">
            <text:p>{Generic}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ensity:</text:p>
          </table:table-cell>
          <table:table-cell office:value-type="string" table:style-name="ce1">
            <text:p>1.000 g/cm^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ass:</text:p>
          </table:table-cell>
          <table:table-cell office:value-type="string" table:style-name="ce1">
            <text:p>0.702 kg (Relative Error = 0.005957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Area:</text:p>
          </table:table-cell>
          <table:table-cell office:value-type="string" table:style-name="ce1">
            <text:p>84673.643 mm^2 (Relative Error = 0.000053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Volume:</text:p>
          </table:table-cell>
          <table:table-cell office:value-type="string" table:style-name="ce1">
            <text:p>701825.637 mm^3 (Relative Error = 0.005957%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enter of Gravity:</text:p>
          </table:table-cell>
          <table:table-cell table:number-columns-repeated="12" table:style-name="ce1"/>
          <table:table-cell office:value-type="string" table:number-columns-spanned="6" table:number-rows-spanned="1" table:style-name="ce2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X:</text:p>
          </table:table-cell>
          <table:table-cell office:value-type="string" table:style-name="ce1">
            <text:p>0.000 mm (Relative Error = 0.005957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Y:</text:p>
          </table:table-cell>
          <table:table-cell office:value-type="string" table:style-name="ce1">
            <text:p>182.616 mm (Relative Error = 0.005957%)</text:p>
          </table:table-cell>
          <table:table-cell table:number-columns-repeated="10" table:style-name="ce1"/>
          <table:table-cell office:value-type="string" table:number-columns-spanned="6" table:number-rows-spanned="1" table:style-name="ce2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Z:</text:p>
          </table:table-cell>
          <table:table-cell office:value-type="string" table:style-name="ce1">
            <text:p>27.687 mm (Relative Error = 0.005957%)</text:p>
          </table:table-cell>
          <table:table-cell table:number-columns-repeated="11" table:style-name="ce1"/>
          <table:table-cell office:value-type="string" office:string-value="0.702" table:formula="of:=LEFT([.C5]; SEARCH(&quot; &quot;; [.C5])-1)" table:style-name="ce3">
            <text:p>0.702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Mass Moments of Inertia with respect to Center of Gravity(Calculated using negative integral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xx<text:s text:c="8"/></text:p>
          </table:table-cell>
          <table:table-cell office:value-type="string" table:style-name="ce1">
            <text:p>11657.837 kg mm^2 (Relative Error = 0.005957%)</text:p>
          </table:table-cell>
          <table:table-cell table:number-columns-repeated="10" table:style-name="ce1"/>
          <table:table-cell office:value-type="string" table:number-columns-spanned="6" table:number-rows-spanned="1" table:style-name="ce2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yx Iyy<text:s text:c="4"/></text:p>
          </table:table-cell>
          <table:table-cell office:value-type="string" table:style-name="ce1">
            <text:p>-0.000 kg mm^2 (Relative Error = 0.005957%)</text:p>
          </table:table-cell>
          <table:table-cell office:value-type="string" table:style-name="ce1">
            <text:p>2454.324 kg mm^2 (Relative Error = 0.005957%)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string" office:string-value="0.000" table:formula="of:=LEFT([.C9]; SEARCH(&quot; &quot;; [.C9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P14]/1000" table:style-name="ce3">
            <text:p>0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zx Izy Izz</text:p>
          </table:table-cell>
          <table:table-cell office:value-type="string" table:style-name="ce1">
            <text:p>-0.000 kg mm^2 (Relative Error = 0.005957%)</text:p>
          </table:table-cell>
          <table:table-cell office:value-type="string" table:style-name="ce1">
            <text:p>-2562.339 kg mm^2 (Relative Error = 0.005957%)</text:p>
          </table:table-cell>
          <table:table-cell office:value-type="string" table:style-name="ce1">
            <text:p>9338.849 kg mm^2 (Relative Error = 0.005957%)</text:p>
          </table:table-cell>
          <table:table-cell table:number-columns-repeated="9" table:style-name="ce1"/>
          <table:table-cell office:value-type="string" table:style-name="ce1">
            <text:p>Y</text:p>
          </table:table-cell>
          <table:table-cell office:value-type="string" office:string-value="182.616" table:formula="of:=LEFT([.C10]; SEARCH(&quot; &quot;; [.C10])-1)" table:style-name="ce1">
            <text:p>182.616</text:p>
          </table:table-cell>
          <table:table-cell office:value-type="string" table:style-name="ce1">
            <text:p>mm</text:p>
          </table:table-cell>
          <table:table-cell office:value-type="float" office:value="0.182616" table:formula="of:=[.P15]/1000" table:style-name="ce3">
            <text:p>0.182616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ss Moments of Inertia with respect to Global(Calculated using negative integral)</text:p>
          </table:table-cell>
          <table:table-cell table:number-columns-repeated="13" table:style-name="ce1"/>
          <table:table-cell office:value-type="string" table:style-name="ce1">
            <text:p>Z</text:p>
          </table:table-cell>
          <table:table-cell office:value-type="string" office:string-value="27.687" table:formula="of:=LEFT([.C11]; SEARCH(&quot; &quot;; [.C11])-1)" table:style-name="ce1">
            <text:p>27.687</text:p>
          </table:table-cell>
          <table:table-cell office:value-type="string" table:style-name="ce1">
            <text:p>mm</text:p>
          </table:table-cell>
          <table:table-cell office:value-type="float" office:value="2.7687E-2" table:formula="of:=[.P16]/1000" table:style-name="ce3">
            <text:p>0.027687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xx<text:s text:c="8"/></text:p>
          </table:table-cell>
          <table:table-cell office:value-type="string" table:style-name="ce1">
            <text:p>35600.638 kg mm^2 (Relative Error = 0.005957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yx Iyy<text:s text:c="4"/></text:p>
          </table:table-cell>
          <table:table-cell office:value-type="string" table:style-name="ce1">
            <text:p>-0.000 kg mm^2 (Relative Error = 0.005957%)</text:p>
          </table:table-cell>
          <table:table-cell office:value-type="string" table:style-name="ce1">
            <text:p>2992.315 kg mm^2 (Relative Error = 0.005957%)</text:p>
          </table:table-cell>
          <table:table-cell table:number-columns-repeated="9" table:style-name="ce1"/>
          <table:table-cell office:value-type="string" table:number-columns-spanned="6" table:number-rows-spanned="1" table:style-name="ce2">
            <text:p>Rotation to principal ax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zx Izy Izz</text:p>
          </table:table-cell>
          <table:table-cell office:value-type="string" table:style-name="ce1">
            <text:p>-0.000 kg mm^2 (Relative Error = 0.005957%)</text:p>
          </table:table-cell>
          <table:table-cell office:value-type="string" table:style-name="ce1">
            <text:p>-6110.802 kg mm^2 (Relative Error = 0.005957%)</text:p>
          </table:table-cell>
          <table:table-cell office:value-type="string" table:style-name="ce1">
            <text:p>32743.658 kg mm^2 (Relative Error = 0.005957%)</text:p>
          </table:table-cell>
          <table:table-cell table:number-columns-repeated="9" table:style-name="ce1"/>
          <table:table-cell office:value-type="string" table:style-name="ce1">
            <text:p>Rx</text:p>
          </table:table-cell>
          <table:table-cell office:value-type="string" office:string-value="-18.33" table:formula="of:=LEFT([.C25]; SEARCH(&quot; &quot;; [.C25])-1)" table:style-name="ce1">
            <text:p>-18.33</text:p>
          </table:table-cell>
          <table:table-cell office:value-type="string" table:style-name="ce1">
            <text:p>deg</text:p>
          </table:table-cell>
          <table:table-cell office:value-type="float" office:value="-0.31991885189056057" table:formula="of:=([.P19]/180)*PI()" table:style-name="ce3">
            <text:p>-0.319918852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rincipal Moments of Inertia with respect to Center of Gravity</text:p>
          </table:table-cell>
          <table:table-cell table:number-columns-repeated="13" table:style-name="ce1"/>
          <table:table-cell office:value-type="string" table:style-name="ce1">
            <text:p>Ry</text:p>
          </table:table-cell>
          <table:table-cell office:value-type="string" office:string-value="0.00" table:formula="of:=LEFT([.C26]; SEARCH(&quot; &quot;; [.C26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0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1:</text:p>
          </table:table-cell>
          <table:table-cell office:value-type="string" table:style-name="ce1">
            <text:p>11657.837 kg mm^2 (Relative Error = 0.005957%)</text:p>
          </table:table-cell>
          <table:table-cell table:number-columns-repeated="11" table:style-name="ce1"/>
          <table:table-cell office:value-type="string" table:style-name="ce1">
            <text:p>Rz</text:p>
          </table:table-cell>
          <table:table-cell office:value-type="string" office:string-value="0.00" table:formula="of:=LEFT([.C27]; SEARCH(&quot; &quot;; [.C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1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2:</text:p>
          </table:table-cell>
          <table:table-cell office:value-type="string" table:style-name="ce1">
            <text:p>1605.345 kg mm^2 (Relative Error = 0.005957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3:</text:p>
          </table:table-cell>
          <table:table-cell office:value-type="string" table:style-name="ce1">
            <text:p>10187.828 kg mm^2 (Relative Error = 0.005957%)</text:p>
          </table:table-cell>
          <table:table-cell table:number-columns-repeated="10" table:style-name="ce1"/>
          <table:table-cell office:value-type="string" table:number-columns-spanned="6" table:number-rows-spanned="1" table:style-name="ce2">
            <text:p>Principal Momens of Inertia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office:value-type="string" table:style-name="ce1">
            <text:p>Rotation from Global to Principal</text:p>
          </table:table-cell>
          <table:table-cell table:number-columns-repeated="13" table:style-name="ce1"/>
          <table:table-cell office:value-type="string" table:style-name="ce1">
            <text:p>Ixx</text:p>
          </table:table-cell>
          <table:table-cell office:value-type="string" office:string-value="11657.837" table:formula="of:=LEFT([.C21]; SEARCH(&quot; &quot;; [.C21])-1)" table:style-name="ce1">
            <text:p>11657.837</text:p>
          </table:table-cell>
          <table:table-cell office:value-type="string" table:style-name="ce1">
            <text:p>kg.mm^2</text:p>
          </table:table-cell>
          <table:table-cell office:value-type="float" office:value="1.1657836999999999E-2" table:formula="of:=[.P24]/1000000" table:style-name="ce3">
            <text:p>0.011657837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x:</text:p>
          </table:table-cell>
          <table:table-cell office:value-type="string" table:style-name="ce1">
            <text:p>-18.33 deg (Relative Error = 0.005957%)</text:p>
          </table:table-cell>
          <table:table-cell table:number-columns-repeated="11" table:style-name="ce1"/>
          <table:table-cell office:value-type="string" table:style-name="ce1">
            <text:p>Iyy</text:p>
          </table:table-cell>
          <table:table-cell office:value-type="string" office:string-value="1605.345" table:formula="of:=LEFT([.C22]; SEARCH(&quot; &quot;; [.C22])-1)" table:style-name="ce1">
            <text:p>1605.345</text:p>
          </table:table-cell>
          <table:table-cell office:value-type="string" table:style-name="ce1">
            <text:p>kg.mm^2</text:p>
          </table:table-cell>
          <table:table-cell office:value-type="float" office:value="1.605345E-3" table:formula="of:=[.P25]/1000000" table:style-name="ce3">
            <text:p>0.001605345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y:</text:p>
          </table:table-cell>
          <table:table-cell office:value-type="string" table:style-name="ce1">
            <text:p>0.00 deg (Relative Error = 0.005957%)</text:p>
          </table:table-cell>
          <table:table-cell table:number-columns-repeated="11" table:style-name="ce1"/>
          <table:table-cell office:value-type="string" table:style-name="ce1">
            <text:p>Izz</text:p>
          </table:table-cell>
          <table:table-cell office:value-type="string" office:string-value="10187.828" table:formula="of:=LEFT([.C23]; SEARCH(&quot; &quot;; [.C23])-1)" table:style-name="ce1">
            <text:p>10187.828</text:p>
          </table:table-cell>
          <table:table-cell office:value-type="string" table:style-name="ce1">
            <text:p>kg.mm^2</text:p>
          </table:table-cell>
          <table:table-cell office:value-type="float" office:value="1.0187827999999999E-2" table:formula="of:=[.P26]/1000000" table:style-name="ce3">
            <text:p>0.010187828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z:</text:p>
          </table:table-cell>
          <table:table-cell office:value-type="string" table:style-name="ce1">
            <text:p>0.00 deg (Relative Error = 0.005957%)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3T15:42:53Z</dc:date>
  </office:meta>
</office:document-meta>
</file>